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automatic-styles>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2" style:family="paragraph" style:parent-style-name="Standard" style:master-page-name="PM2">
      <style:paragraph-properties fo:margin-left="0cm" fo:margin-right="0cm" fo:margin-top="0cm" fo:margin-bottom="0cm" style:contextual-spacing="false" fo:line-height="100%" fo:text-align="start" style:justify-single-word="false" fo:text-indent="0cm" style:auto-text-indent="false" style:page-number="auto"/>
      <style:text-properties fo:color="#000000" loext:opacity="100%" style:font-name="Times New Roman" fo:font-size="12pt" style:font-name-asian="Times New Roman" style:font-size-asian="12pt" style:font-name-complex="Times New Roman" style:font-size-complex="12pt"/>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Times New Roman" fo:font-size="12pt" style:font-name-asian="Times New Roman" style:font-size-asian="12pt" style:font-name-complex="Times New Roman" style:font-size-complex="12pt"/>
    </style:style>
    <style:style style:name="T1" style:family="text">
      <style:text-properties fo:color="#000000" loext:opacity="100%" style:font-name="Times New Roman" fo:font-size="12pt" style:font-name-asian="Times New Roman" style:font-size-asian="12pt" style:font-name-complex="Times New Roman"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
      <text:p text:style-name="P3">Things You Wanted to Know About _PackBits*</text:p>
      <text:p text:style-name="P3"><text:tab/>*But Were Afraid to Ask</text:p>
      <text:p text:style-name="P3">Imaging<text:tab/>M.IM.PackBits</text:p>
      <text:p text:style-name="P3"/>
      <text:p text:style-name="P3">Revised by:<text:tab/>Guillermo Ortiz, Jon Zap, and Forrest Tanaka<text:tab/>January 1992</text:p>
      <text:p text:style-name="P3">Written by:<text:tab/>Cameron Birse<text:tab/>November 1987</text:p>
      <text:p text:style-name="P3"/>
      <text:p text:style-name="P3">This Technical Note describes the format of data packed by the Toolbox utility _PackBits and documents a change to the srcBytes limit and possible worst case. Although you can simply unpack this data using _UnPackBits, Apple provides this information for the terminally curious and for those manipulating MacPaint® documents or PICT files by hand. Warning: This format information is subject to change.</text:p>
      <text:p text:style-name="P3">Changes since November 1990: A warning has been added about the handling of a flag-counter byte value of -128.</text:p>
      <text:p text:style-name="P3"/>
      <text:p text:style-name="P3"/>
      <text:p text:style-name="P3"/>
      <text:p text:style-name="P3">Length Doesn’t Matter</text:p>
      <text:p text:style-name="P3"/>
      <text:p text:style-name="P3">Inside Macintosh, Volume I-470, describes the Pascal interface to the _PackBits trap as follows:</text:p>
      <text:p text:style-name="P3"/>
      <text:p text:style-name="P3"><text:s text:c="3"/>PROCEDURE PackBits(VAR srcPtr,dstPtr:Ptr; srcBytes:INTEGER);</text:p>
      <text:p text:style-name="P3"/>
      <text:p text:style-name="P3">The accompanying text states that srcBytes, the length of your uncompressed data, should not be greater than 127, and that in the worst case, the compressed data can be srcBytes + 1. To pack more than 127 bytes, you had to break the data up into 127-byte groups and call _PackBits on each group. Beginning with system software version 6.0.2, this limit of 127 bytes is no longer valid. The new limit is 32,767 bytes, which is the maximum positive number that srcBytes can hold. The worst case can be determined according to the following formula:</text:p>
      <text:p text:style-name="P3"/>
      <text:p text:style-name="P3"><text:s text:c="3"/>(srcBytes + (srcBytes+126) DIV 127)</text:p>
      <text:p text:style-name="P3"/>
      <text:p text:style-name="P3">which is comparable to what you would get if you broke up the data into 127-byte groups and picked up an additional byte for each group.</text:p>
      <text:p text:style-name="P3"/>
      <text:p text:style-name="P3"/>
      <text:p text:style-name="P3">Mommy, How Do They Make Packed Bits?</text:p>
      <text:p text:style-name="P3"/>
      <text:p text:style-name="P3">The first byte is a flag-counter byte that specifies whether or not the the following data is packed, and the number of bytes involved. If this first byte is a negative number, then the following data is packed. In this case, the number is the two’s complement of a zero-based count of the number of times the data byte repeats when expanded. There is one data byte following this first byte in packed data. The byte after the data byte is the next flag-counter byte.</text:p>
      <text:p text:style-name="P3"/>
      <text:p text:style-name="P3">If the flag-counter byte is a positive number, then the following data is unpacked. In this case, the number is a zero-based count of the number of incompressible data bytes that follow. There are (flag-counter+1) data bytes following the flag-counter byte. The byte after the last data byte is the next flag-counter byte.</text:p>
      <text:p text:style-name="P3"/>
      <text:p text:style-name="P3">Note that there is no way to know, given a pointer to the start of packed data, when you have reached the end of the packed data. This is why you need to know either the length of the packed or unpacked data before you start unpacking. _UnPackBits requires the length of the unpacked data.</text:p>
      <text:p text:style-name="P3"/>
      <text:p text:style-name="P3">Warning:<text:tab/>_PackBits never generates the value -128 ($80) as a flag-counter byte, but a few PackBits-like routines that are built into some applications do. _UnpackBits handles this situation by skipping any flag-counter byte with this value and interpreting the next byte as the next flag-counter byte. If you’re writing your own UnpackBits-like routine, make sure it handles this situation in the same way.</text:p>
      <text:p text:style-name="P3"/>
      <text:p text:style-name="P3">Consider the following example:</text:p>
      <text:p text:style-name="P3"><text:soft-page-break/></text:p>
      <text:p text:style-name="P3">Unpacked data:</text:p>
      <text:p text:style-name="P3"/>
      <text:p text:style-name="P3"><text:s text:c="3"/>AA AA AA 80 00 2A AA AA AA AA 80 00 2A 22 AA AA AA AA AA AA AA AA AA AA</text:p>
      <text:p text:style-name="P3"/>
      <text:p text:style-name="P3">After being packed by _PackBits:</text:p>
      <text:p text:style-name="P3"/>
      <text:p text:style-name="P3"><text:s text:c="3"/>FE AA <text:s text:c="19"/>; (-(-2)+1) = 3 bytes of the pattern $AA</text:p>
      <text:p text:style-name="P3"><text:s text:c="3"/>02 80 00 2A <text:s text:c="13"/>; (2)+1 = 3 bytes of discrete data</text:p>
      <text:p text:style-name="P3"><text:s text:c="3"/>FD AA <text:s text:c="19"/>; (-(-3)+1) = 4 bytes of the pattern $AA</text:p>
      <text:p text:style-name="P3"><text:s text:c="3"/>03 80 00 2A 22 <text:s text:c="10"/>; (3)+1 = 4 bytes of discrete data</text:p>
      <text:p text:style-name="P3"><text:s text:c="3"/>F7 AA <text:s text:c="19"/>; (-(-9)+1) = 10 bytes of the pattern $AA</text:p>
      <text:p text:style-name="P3"/>
      <text:p text:style-name="P3"><text:s text:c="6"/>or</text:p>
      <text:p text:style-name="P3"/>
      <text:p text:style-name="P3"><text:s text:c="3"/>FE AA 02 80 00 2A FD AA 03 80 00 2A 22 F7 AA</text:p>
      <text:p text:style-name="P3"><text:s text:c="3"/>* <text:s text:c="4"/>* <text:s text:c="10"/>* <text:s text:c="4"/>* <text:s text:c="13"/>*</text:p>
      <text:p text:style-name="P3"/>
      <text:p text:style-name="P3">The bytes with the asterisk (*) under them are the flag-counter bytes. _PackBits packs the data only when there are three or more consecutive bytes with the same data; otherwise it just copies the data byte for byte (and adds the count byte).</text:p>
      <text:p text:style-name="P3"/>
      <text:p text:style-name="P3">Note:<text:tab/>The data associated with some PICT opcodes, $0098 (PackBitsRect) and $0099 (PackBitsRgn), contain PixData which is basically made of _PackBits data. It should be noted, though, that the format for PixData includes a byteCount or length in addition to the data described in this Note.</text:p>
      <text:p text:style-name="P3"/>
      <text:p text:style-name="P3">For example, the following is the result of decoding a sample PICT2:</text:p>
      <text:p text:style-name="P3"/>
      <text:p text:style-name="P3">data 'PICT' (25534) {</text:p>
      <text:p text:style-name="P3"><text:s text:c="3"/>0936 0000 0000 0007 001E <text:s text:c="15"/>/* pic size, picFrame */</text:p>
      <text:p text:style-name="P3"><text:s text:c="3"/>0011 02FF <text:s text:c="30"/>/* pict2 <text:s text:c="13"/>*/</text:p>
      <text:p text:style-name="P3"><text:s text:c="3"/>0C00 <text:s text:c="35"/>/* header <text:s text:c="12"/>*/</text:p>
      <text:p text:style-name="P3"><text:s text:c="8"/>FFFF FFFF 0000 0000 0000 0000 001E 0000 0007 0000 0000 0000</text:p>
      <text:p text:style-name="P3"><text:s text:c="3"/>001E <text:s text:c="35"/>/* def hilite <text:s text:c="8"/>*/</text:p>
      <text:p text:style-name="P3"><text:s text:c="3"/>0001 <text:s text:c="35"/>/* clipRgn <text:s text:c="11"/>*/</text:p>
      <text:p text:style-name="P3"><text:s text:c="8"/>000A 0000 0000 0007 001E</text:p>
      <text:p text:style-name="P3"><text:s text:c="3"/>0098 <text:s text:c="35"/>/* PackBitsRect <text:s text:c="6"/>*/</text:p>
      <text:p text:style-name="P3"><text:s text:c="8"/>801E <text:s text:c="30"/>/* rowbytes of 30 <text:s text:c="4"/>*/</text:p>
      <text:p text:style-name="P3"><text:s text:c="8"/>0000 0000 0007 001E <text:s text:c="15"/>/* Bounds <text:s text:c="12"/>*/</text:p>
      <text:p text:style-name="P3"><text:s text:c="8"/>0000 <text:s text:c="30"/>/* packType <text:s text:c="10"/>*/</text:p>
      <text:p text:style-name="P3"><text:s text:c="8"/>0000 <text:s text:c="30"/>/* version <text:s text:c="11"/>*/</text:p>
      <text:p text:style-name="P3"><text:s text:c="8"/>0000 0000 <text:s text:c="25"/>/* packSize <text:s text:c="10"/>*/</text:p>
      <text:p text:style-name="P3"><text:s text:c="8"/>0048 0000 <text:s text:c="25"/>/* hRes <text:s text:c="14"/>*/</text:p>
      <text:p text:style-name="P3"><text:s text:c="8"/>0048 0000 <text:s text:c="25"/>/* vRes <text:s text:c="14"/>*/</text:p>
      <text:p text:style-name="P3"><text:s text:c="8"/>0000 <text:s text:c="30"/>/* pixelType <text:s text:c="9"/>*/</text:p>
      <text:p text:style-name="P3"><text:s text:c="8"/>0008 <text:s text:c="30"/>/* pixelSize <text:s text:c="9"/>*/</text:p>
      <text:p text:style-name="P3"><text:s text:c="8"/>0001 <text:s text:c="30"/>/* cmpCount <text:s text:c="10"/>*/</text:p>
      <text:p text:style-name="P3"><text:s text:c="8"/>0008 <text:s text:c="30"/>/* cmpSize <text:s text:c="11"/>*/</text:p>
      <text:p text:style-name="P3"><text:s text:c="8"/>0000 0000 <text:s text:c="25"/>/* planeBytes <text:s text:c="8"/>*/</text:p>
      <text:p text:style-name="P3"><text:s text:c="8"/>0000 1F10 <text:s text:c="25"/>/* pmTable <text:s text:c="11"/>*/</text:p>
      <text:p text:style-name="P3"><text:s text:c="8"/>0000 0000 <text:s text:c="25"/>/* pmReserved <text:s text:c="8"/>*/</text:p>
      <text:p text:style-name="P3"><text:s text:c="7"/>/*color table*/</text:p>
      <text:p text:style-name="P3"><text:s text:c="13"/>0000 4CBC <text:s text:c="20"/>/* ctSeed <text:s text:c="12"/>*/</text:p>
      <text:p text:style-name="P3"><text:s text:c="13"/>8000 <text:s text:c="25"/>/* ctFlags <text:s text:c="11"/>*/</text:p>
      <text:p text:style-name="P3"><text:s text:c="13"/>00FF <text:s text:c="25"/>/* ctSize <text:s text:c="12"/>*/</text:p>
      <text:p text:style-name="P3"><text:s text:c="18"/>0000 FFFF FFFF FFFF</text:p>
      <text:p text:style-name="P3"><text:s text:c="18"/>... <text:s text:c="16"/>/* 254 ColorSpec's omitted */</text:p>
      <text:p text:style-name="P3"><text:soft-page-break/><text:s text:c="18"/>0000 0000 0000 0000</text:p>
      <text:p text:style-name="P3"><text:s text:c="8"/>0000 0000 0007 001E <text:s text:c="15"/>/* srcRect <text:s text:c="11"/>*/</text:p>
      <text:p text:style-name="P3"><text:s text:c="8"/>0000 0000 0007 001E <text:s text:c="15"/>/* dstRect <text:s text:c="11"/>*/</text:p>
      <text:p text:style-name="P3"><text:s text:c="8"/>0000 <text:s text:c="30"/>/* srcCopy <text:s text:c="11"/>*/</text:p>
      <text:p text:style-name="P3"/>
      <text:p text:style-name="P3"><text:s text:c="8"/>/* Now we have the scan line data packed as follows:</text:p>
      <text:p text:style-name="P3"><text:s text:c="11"/>[bytecount for current scan line] [data as defined above]</text:p>
      <text:p text:style-name="P3"><text:s text:c="11"/>If rowBytes is &gt; 250 then byteCount is a word else is a byte</text:p>
      <text:p text:style-name="P3"><text:s text:c="11"/>(in this case, byteCount is a byte)</text:p>
      <text:p text:style-name="P3"><text:s text:c="11"/>note that each unpacked row adds to 30 rowBytes</text:p>
      <text:p text:style-name="P3"><text:s text:c="8"/>*/</text:p>
      <text:p text:style-name="P3"/>
      <text:p text:style-name="P3"><text:s text:c="8"/>/* line 1, byte count is 2 (best case for a row) <text:s text:c="2"/>*/</text:p>
      <text:p text:style-name="P3"><text:s text:c="8"/>02</text:p>
      <text:p text:style-name="P3"><text:s text:c="11"/>E3 FF <text:s text:c="15"/>/* -(-29) + 1 = 30 FF's <text:s text:c="3"/>*/</text:p>
      <text:p text:style-name="P3"><text:s text:c="8"/>/* line 2, byte count is 19 (0x13) <text:s text:c="16"/>*/</text:p>
      <text:p text:style-name="P3"><text:s text:c="8"/>13</text:p>
      <text:p text:style-name="P3"><text:s text:c="11"/>01 FF 23 <text:s text:c="12"/>/* 1+1 data bytes <text:s text:c="9"/>*/</text:p>
      <text:p text:style-name="P3"><text:s text:c="11"/>FE 00 <text:s text:c="15"/>/* -(-2)+1 0's <text:s text:c="12"/>*/</text:p>
      <text:p text:style-name="P3"><text:s text:c="11"/>FC 23 <text:s text:c="15"/>/* -(-4)+1 0x23's <text:s text:c="9"/>*/</text:p>
      <text:p text:style-name="P3"><text:s text:c="11"/>FE 00 <text:s text:c="15"/>/* 3 0's <text:s text:c="18"/>*/</text:p>
      <text:p text:style-name="P3"><text:s text:c="11"/>FC 23 <text:s text:c="15"/>/* 5 0x23's <text:s text:c="15"/>*/</text:p>
      <text:p text:style-name="P3"><text:s text:c="11"/>FE 00 <text:s text:c="15"/>/* 3 0's <text:s text:c="18"/>*/</text:p>
      <text:p text:style-name="P3"><text:s text:c="11"/>FC 23 <text:s text:c="15"/>/* 5 0x23's <text:s text:c="15"/>*/</text:p>
      <text:p text:style-name="P3"><text:s text:c="11"/>FE 00 <text:s text:c="15"/>/* 3 0's <text:s text:c="18"/>*/</text:p>
      <text:p text:style-name="P3"><text:s text:c="11"/>00 FF <text:s text:c="15"/>/* 1 data byte <text:s text:c="12"/>*/</text:p>
      <text:p text:style-name="P3"><text:s text:c="8"/>/* line 3, byte count is 28 <text:s text:c="23"/>*/</text:p>
      <text:p text:style-name="P3"><text:s text:c="8"/>1C</text:p>
      <text:p text:style-name="P3"><text:s text:c="11"/>02 FF 00 23 <text:s text:c="9"/>/* 3 data bytes <text:s text:c="11"/>*/</text:p>
      <text:p text:style-name="P3"><text:s text:c="11"/>FE 00 <text:s text:c="15"/>/* 3 0's <text:s text:c="18"/>*/</text:p>
      <text:p text:style-name="P3"><text:s text:c="11"/>FE 23 <text:s text:c="15"/>/* 3 0x23's <text:s text:c="15"/>*/</text:p>
      <text:p text:style-name="P3"><text:s text:c="11"/>01 00 23 <text:s text:c="12"/>/* 2 data bytes <text:s text:c="11"/>*/</text:p>
      <text:p text:style-name="P3"><text:s text:c="11"/>FE 00 <text:s text:c="15"/>/* 3 0's <text:s text:c="18"/>*/</text:p>
      <text:p text:style-name="P3"><text:s text:c="11"/>FE 23 <text:s text:c="15"/>/* 3 0x23's <text:s text:c="15"/>*/</text:p>
      <text:p text:style-name="P3"><text:s text:c="11"/>01 00 23 <text:s text:c="12"/>/* 2 data bytes <text:s text:c="11"/>*/</text:p>
      <text:p text:style-name="P3"><text:s text:c="11"/>FE 00 <text:s text:c="15"/>/* 3 0's <text:s text:c="18"/>*/</text:p>
      <text:p text:style-name="P3"><text:s text:c="11"/>FE 23 <text:s text:c="15"/>/* 3 0x23's <text:s text:c="15"/>*/</text:p>
      <text:p text:style-name="P3"><text:s text:c="11"/>04 00 23 00 00 FF <text:s text:c="3"/>/* 5 data bytes <text:s text:c="11"/>*/</text:p>
      <text:p text:style-name="P3"><text:s text:c="8"/>/* line 4, byte count is 31 (worst case for a row) */</text:p>
      <text:p text:style-name="P3"><text:s text:c="8"/>1F</text:p>
      <text:p text:style-name="P3"><text:s text:c="11"/>03 FF 00 00 23 <text:s text:c="6"/>/* 4 data bytes <text:s text:c="11"/>*/</text:p>
      <text:p text:style-name="P3"><text:s text:c="11"/>FE 00 <text:s text:c="15"/>/* 3 0's <text:s text:c="18"/>*/</text:p>
      <text:p text:style-name="P3"><text:s text:c="11"/>00 23 <text:s text:c="15"/>/* 1 data byte <text:s text:c="12"/>*/</text:p>
      <text:p text:style-name="P3"><text:s text:c="11"/>FE 00 <text:s text:c="15"/>/* 3 0's <text:s text:c="18"/>*/</text:p>
      <text:p text:style-name="P3"><text:s text:c="11"/>00 23 <text:s text:c="15"/>/* 1 data byte <text:s text:c="12"/>*/</text:p>
      <text:p text:style-name="P3"><text:s text:c="11"/>FE 00 <text:s text:c="15"/>/* 3 0's <text:s text:c="18"/>*/</text:p>
      <text:p text:style-name="P3"><text:s text:c="11"/>00 23 <text:s text:c="15"/>/* 1 data byte <text:s text:c="12"/>*/</text:p>
      <text:p text:style-name="P3"><text:s text:c="11"/>FE 00 <text:s text:c="15"/>/* 3 0's <text:s text:c="18"/>*/</text:p>
      <text:p text:style-name="P3"><text:s text:c="11"/>00 23 <text:s text:c="15"/>/* 1 data byte <text:s text:c="12"/>*/</text:p>
      <text:p text:style-name="P3"><text:s text:c="11"/>FE 00 <text:s text:c="15"/>/* 3 0's <text:s text:c="18"/>*/</text:p>
      <text:p text:style-name="P3"><text:s text:c="11"/>00 23 <text:s text:c="15"/>/* 1 data byte <text:s text:c="12"/>*/</text:p>
      <text:p text:style-name="P3"><text:s text:c="11"/>FE 00 <text:s text:c="15"/>/* 3 0's <text:s text:c="18"/>*/</text:p>
      <text:p text:style-name="P3"><text:s text:c="11"/>02 23 00 FF <text:s text:c="9"/>/* 3 data bytes <text:s text:c="11"/>*/</text:p>
      <text:p text:style-name="P3"><text:s text:c="8"/>/* line 5, byte count is 28 <text:s text:c="23"/>*/</text:p>
      <text:p text:style-name="P3"><text:s text:c="8"/>1C</text:p>
      <text:p text:style-name="P3"><text:s text:c="11"/>01 FF 00 <text:s text:c="12"/>/* 2 data bytes <text:s text:c="11"/>*/</text:p>
      <text:p text:style-name="P3"><text:soft-page-break/><text:s text:c="11"/>FE 23 <text:s text:c="15"/>/* 3 0x23's <text:s text:c="15"/>*/</text:p>
      <text:p text:style-name="P3"><text:s text:c="11"/>01 00 23 <text:s text:c="12"/>/* 2 data bytes <text:s text:c="11"/>*/</text:p>
      <text:p text:style-name="P3"><text:s text:c="11"/>FE 00 <text:s text:c="15"/>/* 3 0's <text:s text:c="18"/>*/</text:p>
      <text:p text:style-name="P3"><text:s text:c="11"/>FE 23 <text:s text:c="15"/>/* 3 0x23's <text:s text:c="15"/>*/</text:p>
      <text:p text:style-name="P3"><text:s text:c="11"/>01 00 23 <text:s text:c="12"/>/* 2 data bytes <text:s text:c="11"/>*/</text:p>
      <text:p text:style-name="P3"><text:s text:c="11"/>FE 00 <text:s text:c="15"/>/* 3 0's <text:s text:c="18"/>*/</text:p>
      <text:p text:style-name="P3"><text:s text:c="11"/>FE 23 <text:s text:c="15"/>/* 3 0x23's <text:s text:c="15"/>*/</text:p>
      <text:p text:style-name="P3"><text:s text:c="11"/>01 00 23 <text:s text:c="12"/>/* 2 data bytes <text:s text:c="11"/>*/</text:p>
      <text:p text:style-name="P3"><text:s text:c="11"/>FE 00 <text:s text:c="15"/>/* 3 0's <text:s text:c="18"/>*/</text:p>
      <text:p text:style-name="P3"><text:s text:c="11"/>FE 23 <text:s text:c="15"/>/* 3 0x23's <text:s text:c="15"/>*/</text:p>
      <text:p text:style-name="P3"><text:s text:c="11"/>00 FF <text:s text:c="15"/>/* 1 data byte <text:s text:c="12"/>*/</text:p>
      <text:p text:style-name="P3"><text:s text:c="8"/>/* line 6, byte count is 18 <text:s text:c="23"/>*/</text:p>
      <text:p text:style-name="P3"><text:s text:c="8"/>12</text:p>
      <text:p text:style-name="P3"><text:s text:c="11"/>00 FF <text:s text:c="15"/>/* 1 data byte <text:s text:c="12"/>*/</text:p>
      <text:p text:style-name="P3"><text:s text:c="11"/>FC 23 <text:s text:c="15"/>/* 5 0x23's <text:s text:c="15"/>*/</text:p>
      <text:p text:style-name="P3"><text:s text:c="11"/>FE 00 <text:s text:c="15"/>/* 3 0's <text:s text:c="18"/>*/</text:p>
      <text:p text:style-name="P3"><text:s text:c="11"/>FC 23 <text:s text:c="15"/>/* 5 0x23's <text:s text:c="15"/>*/</text:p>
      <text:p text:style-name="P3"><text:s text:c="11"/>FE 00 <text:s text:c="15"/>/* 3 0's <text:s text:c="18"/>*/</text:p>
      <text:p text:style-name="P3"><text:s text:c="11"/>FC 23 <text:s text:c="15"/>/* 5 0x23's <text:s text:c="15"/>*/</text:p>
      <text:p text:style-name="P3"><text:s text:c="11"/>FE 00 <text:s text:c="15"/>/* 3 0's <text:s text:c="18"/>*/</text:p>
      <text:p text:style-name="P3"><text:s text:c="11"/>FD 23 <text:s text:c="15"/>/* 4 0x23's <text:s text:c="15"/>*/</text:p>
      <text:p text:style-name="P3"><text:s text:c="11"/>00 FF <text:s text:c="15"/>/* 1 data byte <text:s text:c="12"/>*/</text:p>
      <text:p text:style-name="P3"><text:s text:c="8"/>/* line 7, byte count is 2 (best case for a row) <text:s text:c="2"/>*/</text:p>
      <text:p text:style-name="P3"><text:s text:c="8"/>02</text:p>
      <text:p text:style-name="P3"><text:s text:c="11"/>E3 FF <text:s text:c="15"/>/* 30 0xFF's <text:s text:c="14"/>*/</text:p>
      <text:p text:style-name="P3"><text:s text:c="8"/>00 <text:s/>/* pad so next command starts at word boundary */</text:p>
      <text:p text:style-name="P3"/>
      <text:p text:style-name="P3"><text:s text:c="3"/>00FF <text:s text:c="24"/>/*end of pic <text:s text:c="14"/>*/</text:p>
      <text:p text:style-name="P3">};</text:p>
      <text:p text:style-name="P3"/>
      <text:p text:style-name="P3"/>
      <text:p text:style-name="P3">Further Reference:</text:p>
      <text:p text:style-name="P3">•<text:tab/>Inside Macintosh, Volume I-465, The Toolbox Utilities</text:p>
      <text:p text:style-name="P3">•<text:tab/>Inside Macintosh, Volume V-39, Color QuickDraw</text:p>
      <text:p text:style-name="P3">•<text:tab/>Technical Note M.PT.MacPaintDoc —</text:p>
      <text:p text:style-name="P3"><text:tab/><text:tab/> MacPaint Document Format</text:p>
      <text:p text:style-name="P3">MacPaint is a registered trademark of Claris Corpor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0.254cm" fo:margin-bottom="0.254cm" fo:margin-left="0.254cm" fo:margin-right="0.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subject>’(˙.Engineering Support</dc:subject>
    <meta:generator>LibreOffice/7.2.4.1$Windows_X86_64 LibreOffice_project/27d75539669ac387bb498e35313b970b7fe9c4f9</meta:generator>
    <meta:document-statistic meta:table-count="0" meta:image-count="0" meta:object-count="0" meta:page-count="4" meta:paragraph-count="150" meta:word-count="1456" meta:character-count="10858" meta:non-whitespace-character-count="5694"/>
  </office:meta>
</office:document-meta>
</file>